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5-03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4-03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3-03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2-03-1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1-03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20-03-0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9-03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8-03-0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7-03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6-03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5-03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4-03-0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3-03-1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2-03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10-03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8-03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7-03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6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2-03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1-03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2000-03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8-03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7-03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04112175901</text:p>
          </table:table-cell>
          <table:table-cell office:value-type="string" calcext:value-type="string">
            <text:p>196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